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1c8029" officeooo:paragraph-rsid="001c8029"/>
    </style:style>
    <style:style style:name="P2" style:family="paragraph" style:parent-style-name="Standard">
      <style:paragraph-properties fo:text-align="start" style:justify-single-word="false"/>
      <style:text-properties officeooo:rsid="001c8029" officeooo:paragraph-rsid="001c8029"/>
    </style:style>
    <style:style style:name="T1" style:family="text">
      <style:text-properties officeooo:rsid="001d732a"/>
    </style:style>
    <style:style style:name="T2" style:family="text">
      <style:text-properties officeooo:rsid="001df6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 Pregulman</text:p>
      <text:p text:style-name="P1">EECS 678</text:p>
      <text:p text:style-name="P1">Lab 8 Report</text:p>
      <text:p text:style-name="P1"/>
      <text:p text:style-name="P2"><text:tab/>The asymmetric solution forces some of the philosophers to wait since the person next to them is reaching for the same chopstick. Since only one of them can have the chopstick, one will get it first, and the other will have to wait until the first one has finished eating. This ensures that a deadlock state won't occur since it is impossible for all the philosophers to pick up a chopstick and have to wait for everyone.</text:p>
      <text:p text:style-name="P2"><text:tab/>The asymmetric solution doesn't prevent starvation as there is no way to prevent the philosopher who put down the chopstick from picking up the same chopstick before the next philosopher. It is just really unlikely that this will happen.</text:p>
      <text:p text:style-name="P2"><text:tab/>The waiter's solution has all the philosophers call the waiter to receive available chopsticks. If the chopsticks to either side of the philosopher are available, they can pick them up and eat. Once they are done with the chopsticks, they signal the waiter that the chopsticks are free and the next person <text:span text:style-name="T1">can use them to eat. This ensures a deadlock won't occur since both chopsticks need to be available for a person to pick them up.</text:span></text:p>
      <text:p text:style-name="P2"><text:tab/><text:span text:style-name="T1">The waiter's solution doesn't prevent starvation as again, there's no way to prevent the philosopher who put down the chopsticks from immediately picking them up again. It is just not likely to happen.</text:span></text:p>
      <text:p text:style-name="P2"><text:tab/><text:span text:style-name="T2">Phil will find both chopsticks are not available if the philosopher signaling him that they are free picks its chopsticks back up immediately after telling Ph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y Pregulman</meta:initial-creator>
    <meta:creation-date>2014-04-10T14:00:17.494227957</meta:creation-date>
    <dc:date>2014-04-10T14:21:39.930670906</dc:date>
    <dc:creator>Gregory Pregulman</dc:creator>
    <meta:editing-duration>PT5M21S</meta:editing-duration>
    <meta:editing-cycles>3</meta:editing-cycles>
    <meta:generator>LibreOffice/4.1.5.3$Linux_X86_64 LibreOffice_project/205099f953b4b61c41106e07b17e9e5acc65037</meta:generator>
    <meta:document-statistic meta:table-count="0" meta:image-count="0" meta:object-count="0" meta:page-count="1" meta:paragraph-count="8" meta:word-count="259" meta:character-count="1494" meta:non-whitespace-character-count="1238"/>
  </office:meta>
</office:document-meta>
</file>